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11.232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93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4.001cm"/>
    </style:style>
    <style:style style:name="co14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1cm"/>
    </style:style>
    <style:style style:name="co30" style:family="table-column">
      <style:table-column-properties fo:break-before="auto" style:column-width="1.337cm"/>
    </style:style>
    <style:style style:name="co31" style:family="table-column">
      <style:table-column-properties fo:break-before="auto" style:column-width="1.065cm"/>
    </style:style>
    <style:style style:name="co32" style:family="table-column">
      <style:table-column-properties fo:break-before="auto" style:column-width="0.9cm"/>
    </style:style>
    <style:style style:name="co33" style:family="table-column">
      <style:table-column-properties fo:break-before="auto" style:column-width="0.55cm"/>
    </style:style>
    <style:style style:name="co34" style:family="table-column">
      <style:table-column-properties fo:break-before="auto" style:column-width="1.263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1.212cm"/>
    </style:style>
    <style:style style:name="co37" style:family="table-column">
      <style:table-column-properties fo:break-before="auto" style:column-width="3.521cm"/>
    </style:style>
    <style:style style:name="co38" style:family="table-column">
      <style:table-column-properties fo:break-before="auto" style:column-width="3.814cm"/>
    </style:style>
    <style:style style:name="co39" style:family="table-column">
      <style:table-column-properties fo:break-before="auto" style:column-width="5.916cm"/>
    </style:style>
    <style:style style:name="co4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74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75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77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178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1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184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185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186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187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188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195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197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201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202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206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207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21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211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212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213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215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216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217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21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219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221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222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223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224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225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226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237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24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244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245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249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0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1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2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4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4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5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6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8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9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0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271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2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3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4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278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28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88" style:family="table-cell" style:parent-style-name="Default">
      <style:table-cell-properties fo:border="0.06pt solid #000000"/>
      <style:text-properties style:font-name="Calibri"/>
    </style:style>
    <style:style style:name="ce289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294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296" style:family="table-cell" style:parent-style-name="Default" style:data-style-name="N108">
      <style:text-properties style:font-name="Calibri"/>
    </style:style>
    <style:style style:name="ce2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01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302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303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304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305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306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07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308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309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310" style:family="table-cell" style:parent-style-name="Default">
      <style:table-cell-properties fo:border="0.74pt solid #000000"/>
      <style:text-properties style:use-window-font-color="true" style:font-name="Consolas"/>
    </style:style>
    <style:style style:name="ce311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313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314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315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3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23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2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1" style:family="table-cell" style:parent-style-name="Default">
      <style:text-properties style:font-name="Calibri"/>
    </style:style>
    <style:style style:name="ce16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ext-properties style:font-name="Calibri"/>
    </style:style>
    <style:style style:name="ce50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3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6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6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3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7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48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8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1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82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7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3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86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0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1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79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3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6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8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85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1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0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2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92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7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2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300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1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8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9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5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319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9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25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326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2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36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38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332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42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47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5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337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5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59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61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57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94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80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98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189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360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1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2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36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4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365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366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367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368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369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370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371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372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373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374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375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376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377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378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8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381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382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383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384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385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386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387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38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389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390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391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392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39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394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395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396" style:family="table-cell" style:parent-style-name="Default">
      <style:table-cell-properties fo:border="0.06pt solid #000000"/>
      <style:text-properties style:font-name="Calibri"/>
    </style:style>
    <style:style style:name="ce397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8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9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0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2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3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4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5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06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7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8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0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1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2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3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414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415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416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417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418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419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420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421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422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423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424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425" style:family="table-cell" style:parent-style-name="Default">
      <style:table-cell-properties fo:border="0.74pt solid #000000"/>
      <style:text-properties style:use-window-font-color="true" style:font-name="Consolas"/>
    </style:style>
    <style:style style:name="ce426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427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428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4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4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2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3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34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5" style:family="table-cell" style:parent-style-name="Default" style:data-style-name="N108">
      <style:text-properties style:font-name="Calibri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4" table:number-columns-repeated="2" table:default-cell-style-name="ce6"/>
        <table:table-column table:style-name="co28" table:default-cell-style-name="ce5"/>
        <table:table-column table:style-name="co29" table:default-cell-style-name="ce5"/>
        <table:table-column table:style-name="co30" table:default-cell-style-name="ce234"/>
        <table:table-column table:style-name="co31" table:default-cell-style-name="ce234"/>
        <table:table-column table:style-name="co32" table:number-columns-repeated="2" table:default-cell-style-name="ce234"/>
        <table:table-column table:style-name="co33" table:number-columns-repeated="30" table:default-cell-style-name="ce259"/>
        <table:table-column table:style-name="co34" table:default-cell-style-name="ce259"/>
        <table:table-column table:style-name="co35" table:default-cell-style-name="ce259"/>
        <table:table-column table:style-name="co29" table:default-cell-style-name="ce208"/>
        <table:table-column table:style-name="co36" table:default-cell-style-name="ce259"/>
        <table:table-column table:style-name="co37" table:number-columns-repeated="2" table:default-cell-style-name="ce259"/>
        <table:table-column table:style-name="co38" table:default-cell-style-name="ce259"/>
        <table:table-column table:style-name="co39" table:default-cell-style-name="ce259"/>
        <table:table-column table:style-name="co40" table:number-columns-repeated="44" table:default-cell-style-name="ce234"/>
        <table:table-row table:style-name="ro2">
          <table:table-cell table:style-name="ce166" office:value-type="string" calcext:value-type="string" table:number-columns-spanned="1" table:number-rows-spanned="2">
            <text:p>Chck?</text:p>
          </table:table-cell>
          <table:table-cell table:style-name="ce166" office:value-type="string" calcext:value-type="string" table:number-columns-spanned="1" table:number-rows-spanned="2">
            <text:p>#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Tiles</text:p>
          </table:table-cell>
          <table:table-cell table:style-name="ce17" office:value-type="string" calcext:value-type="string" table:number-columns-spanned="1" table:number-rows-spanned="2">
            <text:p>Moves</text:p>
          </table:table-cell>
          <table:table-cell table:style-name="ce50" office:value-type="string" calcext:value-type="string" table:number-columns-spanned="1" table:number-rows-spanned="2">
            <text:p>Sight</text:p>
          </table:table-cell>
          <table:table-cell table:style-name="ce70" office:value-type="string" calcext:value-type="string" table:number-columns-spanned="1" table:number-rows-spanned="2">
            <text:p>Yield</text:p>
            <text:p>SumBase</text:p>
          </table:table-cell>
          <table:table-cell table:style-name="ce70" office:value-type="string" calcext:value-type="string" table:number-columns-spanned="1" table:number-rows-spanned="2">
            <text:p>Yield</text:p>
            <text:p>Sum Era</text:p>
          </table:table-cell>
          <table:table-cell table:style-name="ce166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166"/>
          <table:covered-table-cell table:number-columns-repeated="27" table:style-name="ce84"/>
          <table:table-cell table:style-name="ce166" office:value-type="string" calcext:value-type="string" table:number-columns-spanned="1" table:number-rows-spanned="2">
            <text:p>Happy</text:p>
          </table:table-cell>
          <table:table-cell table:style-name="ce166" office:value-type="string" calcext:value-type="string" table:number-columns-spanned="1" table:number-rows-spanned="2">
            <text:p>Defense</text:p>
          </table:table-cell>
          <table:table-cell table:style-name="ce166" office:value-type="string" calcext:value-type="string" table:number-columns-spanned="1" table:number-rows-spanned="2">
            <text:p>HP</text:p>
          </table:table-cell>
          <table:table-cell table:style-name="ce189" office:value-type="string" calcext:value-type="string" table:number-columns-spanned="1" table:number-rows-spanned="2">
            <text:p>Fresh Water</text:p>
          </table:table-cell>
          <table:table-cell table:style-name="ce166" office:value-type="string" calcext:value-type="string" table:number-columns-spanned="1" table:number-rows-spanned="2">
            <text:p>Adj Local Promo</text:p>
          </table:table-cell>
          <table:table-cell table:style-name="ce166" office:value-type="string" calcext:value-type="string" table:number-columns-spanned="1" table:number-rows-spanned="2">
            <text:p>Local Promo</text:p>
          </table:table-cell>
          <table:table-cell table:style-name="ce166" office:value-type="string" calcext:value-type="string" table:number-columns-spanned="1" table:number-rows-spanned="2">
            <text:p>Global Promo</text:p>
          </table:table-cell>
          <table:table-cell table:style-name="ce166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2">
          <table:covered-table-cell table:number-columns-repeated="2" table:style-name="ce7"/>
          <table:covered-table-cell table:number-columns-repeated="2" table:style-name="ce3"/>
          <table:covered-table-cell table:style-name="ce18"/>
          <table:covered-table-cell table:style-name="ce53"/>
          <table:covered-table-cell table:number-columns-repeated="2" table:style-name="ce73"/>
          <table:table-cell table:style-name="ce248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248"/>
          <table:table-cell table:style-name="ce263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263"/>
          <table:table-cell table:style-name="ce279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279"/>
          <table:table-cell table:style-name="ce285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285"/>
          <table:table-cell table:style-name="ce292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292"/>
          <table:table-cell table:style-name="ce300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300"/>
          <table:table-cell table:style-name="ce319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319"/>
          <table:table-cell table:style-name="ce326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326"/>
          <table:table-cell table:style-name="ce332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332"/>
          <table:table-cell table:style-name="ce337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337"/>
          <table:covered-table-cell table:number-columns-repeated="2" table:style-name="ce166"/>
          <table:covered-table-cell table:style-name="ce198"/>
          <table:covered-table-cell table:number-columns-repeated="5" table:style-name="ce166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63" office:value-type="string" calcext:value-type="string">
            <text:p>Lake Victori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1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3]+[.L3]+[.O3]+[.R3]+[.U3]+[.X3]+[.AA3]+[.AD3]+[.AG3]+[.AJ3]" office:value-type="float" office:value="6" calcext:value-type="float">
            <text:p>6</text:p>
          </table:table-cell>
          <table:table-cell table:style-name="ce74" table:formula="of:=[.J3]+[.M3]+[.P3]+[.S3]+[.V3]+[.Y3]+[.AB3]+[.AE3]+[.AH3]+[.AK3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2"/>
          <table:table-cell table:style-name="ce132" office:value-type="float" office:value="1" calcext:value-type="float">
            <text:p>1</text:p>
          </table:table-cell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63" office:value-type="string" calcext:value-type="string">
            <text:p>Fountain of Yout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4]+[.L4]+[.O4]+[.R4]+[.U4]+[.X4]+[.AA4]+[.AD4]+[.AG4]+[.AJ4]" office:value-type="float" office:value="6" calcext:value-type="float">
            <text:p>6</text:p>
          </table:table-cell>
          <table:table-cell table:style-name="ce74" table:formula="of:=[.J4]+[.M4]+[.P4]+[.S4]+[.V4]+[.Y4]+[.AB4]+[.AE4]+[.AH4]+[.AK4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60" office:value-type="string" calcext:value-type="string">
            <text:p>Great Blue Hole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[.I5]+[.L5]+[.O5]+[.R5]+[.U5]+[.X5]+[.AA5]+[.AD5]+[.AG5]+[.AJ5]" office:value-type="float" office:value="6" calcext:value-type="float">
            <text:p>6</text:p>
          </table:table-cell>
          <table:table-cell table:style-name="ce74" table:formula="of:=[.J5]+[.M5]+[.P5]+[.S5]+[.V5]+[.Y5]+[.AB5]+[.AE5]+[.AH5]+[.AK5]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number-columns-repeated="2"/>
          <table:table-cell table:style-name="ce90" table:number-columns-repeated="3"/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table:number-columns-repeated="3"/>
          <table:table-cell table:number-columns-repeated="2"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4" calcext:value-type="float">
            <text:p>14</text:p>
          </table:table-cell>
          <table:table-cell table:style-name="ce63" office:value-type="string" calcext:value-type="string">
            <text:p>Old Faithfu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6]+[.L6]+[.O6]+[.R6]+[.U6]+[.X6]+[.AA6]+[.AD6]+[.AG6]+[.AJ6]" office:value-type="float" office:value="6" calcext:value-type="float">
            <text:p>6</text:p>
          </table:table-cell>
          <table:table-cell table:style-name="ce74" table:formula="of:=[.J6]+[.M6]+[.P6]+[.S6]+[.V6]+[.Y6]+[.AB6]+[.AE6]+[.AH6]+[.AK6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60" office:value-type="string" calcext:value-type="string">
            <text:p>Galapagos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7]+[.L7]+[.O7]+[.R7]+[.U7]+[.X7]+[.AA7]+[.AD7]+[.AG7]+[.AJ7]" office:value-type="float" office:value="3" calcext:value-type="float">
            <text:p>3</text:p>
          </table:table-cell>
          <table:table-cell table:style-name="ce74" table:formula="of:=[.J7]+[.M7]+[.P7]+[.S7]+[.V7]+[.Y7]+[.AB7]+[.AE7]+[.AH7]+[.AK7]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104" table:number-columns-repeated="3"/>
          <table:table-cell table:style-name="ce111" table:number-columns-repeated="3"/>
          <table:table-cell table:style-name="ce118" table:number-columns-repeated="3"/>
          <table:table-cell table:style-name="ce127" table:number-columns-repeated="3"/>
          <table:table-cell table:style-name="ce136"/>
          <table:table-cell table:style-name="ce136" office:value-type="float" office:value="2" calcext:value-type="float">
            <text:p>2</text:p>
          </table:table-cell>
          <table:table-cell table:style-name="ce136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29" calcext:value-type="float">
            <text:p>29</text:p>
          </table:table-cell>
          <table:table-cell table:style-name="ce60" office:value-type="string" calcext:value-type="string">
            <text:p>Ha Long Bay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8]+[.L8]+[.O8]+[.R8]+[.U8]+[.X8]+[.AA8]+[.AD8]+[.AG8]+[.AJ8]" office:value-type="float" office:value="2" calcext:value-type="float">
            <text:p>2</text:p>
          </table:table-cell>
          <table:table-cell table:style-name="ce74" table:formula="of:=[.J8]+[.M8]+[.P8]+[.S8]+[.V8]+[.Y8]+[.AB8]+[.AE8]+[.AH8]+[.AK8]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3"/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63" office:value-type="string" calcext:value-type="string">
            <text:p>Grand Mes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9]+[.L9]+[.O9]+[.R9]+[.U9]+[.X9]+[.AA9]+[.AD9]+[.AG9]+[.AJ9]" office:value-type="float" office:value="6" calcext:value-type="float">
            <text:p>6</text:p>
          </table:table-cell>
          <table:table-cell table:style-name="ce74" table:formula="of:=[.J9]+[.M9]+[.P9]+[.S9]+[.V9]+[.Y9]+[.AB9]+[.AE9]+[.AH9]+[.AK9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63" office:value-type="string" calcext:value-type="string">
            <text:p>Sri Pada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0]+[.L10]+[.O10]+[.R10]+[.U10]+[.X10]+[.AA10]+[.AD10]+[.AG10]+[.AJ10]" office:value-type="float" office:value="6" calcext:value-type="float">
            <text:p>6</text:p>
          </table:table-cell>
          <table:table-cell table:style-name="ce74" table:formula="of:=[.J10]+[.M10]+[.P10]+[.S10]+[.V10]+[.Y10]+[.AB10]+[.AE10]+[.AH10]+[.AK10]" office:value-type="float" office:value="3" calcext:value-type="float">
            <text:p>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63" office:value-type="string" calcext:value-type="string">
            <text:p>Great Barrier Reef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1]+[.L11]+[.O11]+[.R11]+[.U11]+[.X11]+[.AA11]+[.AD11]+[.AG11]+[.AJ11]" office:value-type="float" office:value="2" calcext:value-type="float">
            <text:p>2</text:p>
          </table:table-cell>
          <table:table-cell table:style-name="ce74" table:formula="of:=[.J11]+[.M11]+[.P11]+[.S11]+[.V11]+[.Y11]+[.AB11]+[.AE11]+[.AH11]+[.AK11]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2" office:value-type="string" calcext:value-type="string">
            <text:p>Salar de Uyuni</text:p>
          </table:table-cell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4" table:formula="of:=[.I12]+[.L12]+[.O12]+[.R12]+[.U12]+[.X12]+[.AA12]+[.AD12]+[.AG12]+[.AJ12]" office:value-type="float" office:value="6" calcext:value-type="float">
            <text:p>6</text:p>
          </table:table-cell>
          <table:table-cell table:style-name="ce74" table:formula="of:=[.J12]+[.M12]+[.P12]+[.S12]+[.V12]+[.Y12]+[.AB12]+[.AE12]+[.AH12]+[.AK12]" office:value-type="float" office:value="3" calcext:value-type="float">
            <text:p>3</text:p>
          </table:table-cell>
          <table:table-cell table:style-name="ce82" table:number-columns-repeated="3"/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12" table:number-columns-repeated="3"/>
          <table:table-cell table:style-name="ce119" table:number-columns-repeated="3"/>
          <table:table-cell table:style-name="ce129" table:number-columns-repeated="3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 office:value-type="float" office:value="-20" calcext:value-type="float">
            <text:p>-20</text:p>
          </table:table-cell>
          <table:table-cell table:style-name="ce176" table:number-columns-repeated="4"/>
          <table:table-cell table:style-name="ce183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63" office:value-type="string" calcext:value-type="string">
            <text:p>Cerro de Potos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3]+[.L13]+[.O13]+[.R13]+[.U13]+[.X13]+[.AA13]+[.AD13]+[.AG13]+[.AJ13]" office:value-type="float" office:value="6" calcext:value-type="float">
            <text:p>6</text:p>
          </table:table-cell>
          <table:table-cell table:style-name="ce74" table:formula="of:=[.J13]+[.M13]+[.P13]+[.S13]+[.V13]+[.Y13]+[.AB13]+[.AE13]+[.AH13]+[.AK13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63" office:value-type="string" calcext:value-type="string">
            <text:p>Dallo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4]+[.L14]+[.O14]+[.R14]+[.U14]+[.X14]+[.AA14]+[.AD14]+[.AG14]+[.AJ14]" office:value-type="float" office:value="6" calcext:value-type="float">
            <text:p>6</text:p>
          </table:table-cell>
          <table:table-cell table:style-name="ce74" table:formula="of:=[.J14]+[.M14]+[.P14]+[.S14]+[.V14]+[.Y14]+[.AB14]+[.AE14]+[.AH14]+[.AK14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3" table:number-columns-repeated="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office:value-type="float" office:value="2" calcext:value-type="float">
            <text:p>2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1" calcext:value-type="float">
            <text:p>21</text:p>
          </table:table-cell>
          <table:table-cell table:style-name="ce11" office:value-type="string" calcext:value-type="string">
            <text:p>Lake Retba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74" table:formula="of:=[.I15]+[.L15]+[.O15]+[.R15]+[.U15]+[.X15]+[.AA15]+[.AD15]+[.AG15]+[.AJ15]" office:value-type="float" office:value="6" calcext:value-type="float">
            <text:p>6</text:p>
          </table:table-cell>
          <table:table-cell table:style-name="ce74" table:formula="of:=[.J15]+[.M15]+[.P15]+[.S15]+[.V15]+[.Y15]+[.AB15]+[.AE15]+[.AH15]+[.AK15]" office:value-type="float" office:value="4" calcext:value-type="float">
            <text:p>4</text:p>
          </table:table-cell>
          <table:table-cell table:style-name="ce79" table:number-columns-repeated="2"/>
          <table:table-cell table:style-name="ce87" office:value-type="float" office:value="-1" calcext:value-type="float">
            <text:p>-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5" table:number-columns-repeated="3"/>
          <table:table-cell table:number-columns-repeated="2" table:style-name="ce102" office:value-type="float" office:value="1" calcext:value-type="float">
            <text:p>1</text:p>
          </table:table-cell>
          <table:table-cell table:style-name="ce102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15" table:number-columns-repeated="3"/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/>
          <table:table-cell table:style-name="ce135" table:number-columns-repeated="3"/>
          <table:table-cell table:style-name="ce145" table:number-columns-repeated="3"/>
          <table:table-cell table:style-name="ce157" table:number-columns-repeated="3"/>
          <table:table-cell table:style-name="ce144" office:value-type="float" office:value="0" calcext:value-type="float">
            <text:p>0</text:p>
          </table:table-cell>
          <table:table-cell table:style-name="ce148"/>
          <table:table-cell table:style-name="ce204"/>
          <table:table-cell table:style-name="ce144" table:number-columns-repeated="4"/>
          <table:table-cell table:style-name="ce152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63" office:value-type="string" calcext:value-type="string">
            <text:p>King Solomon’s Mines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6]+[.L16]+[.O16]+[.R16]+[.U16]+[.X16]+[.AA16]+[.AD16]+[.AG16]+[.AJ16]" office:value-type="float" office:value="6" calcext:value-type="float">
            <text:p>6</text:p>
          </table:table-cell>
          <table:table-cell table:style-name="ce74" table:formula="of:=[.J16]+[.M16]+[.P16]+[.S16]+[.V16]+[.Y16]+[.AB16]+[.AE16]+[.AH16]+[.AK16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/>
          <table:table-cell table:style-name="ce57" office:value-type="string" calcext:value-type="string">
            <text:p>For the King</text:p>
          </table:table-cell>
          <table:table-cell table:style-name="ce57" table:number-columns-repeated="2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6" calcext:value-type="float">
            <text:p>26</text:p>
          </table:table-cell>
          <table:table-cell table:style-name="ce60" office:value-type="string" calcext:value-type="string">
            <text:p>Eye of the Sahar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[.I17]+[.L17]+[.O17]+[.R17]+[.U17]+[.X17]+[.AA17]+[.AD17]+[.AG17]+[.AJ17]" office:value-type="float" office:value="2" calcext:value-type="float">
            <text:p>2</text:p>
          </table:table-cell>
          <table:table-cell table:style-name="ce74" table:formula="of:=[.J17]+[.M17]+[.P17]+[.S17]+[.V17]+[.Y17]+[.AB17]+[.AE17]+[.AH17]+[.AK17]" office:value-type="float" office:value="1" calcext:value-type="float">
            <text:p>1</text:p>
          </table:table-cell>
          <table:table-cell table:style-name="ce81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6" table:number-columns-repeated="3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118" table:number-columns-repeated="3"/>
          <table:table-cell table:style-name="ce127" table:number-columns-repeated="3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 office:value-type="percentage" office:value="0.1" calcext:value-type="percentage">
            <text:p>10%</text:p>
          </table:table-cell>
          <table:table-cell table:style-name="ce200"/>
          <table:table-cell table:style-name="ce61" table:number-columns-repeated="4"/>
          <table:table-cell table:style-name="ce61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63" office:value-type="string" calcext:value-type="string">
            <text:p>El Dorad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8]+[.L18]+[.O18]+[.R18]+[.U18]+[.X18]+[.AA18]+[.AD18]+[.AG18]+[.AJ18]" office:value-type="float" office:value="6" calcext:value-type="float">
            <text:p>6</text:p>
          </table:table-cell>
          <table:table-cell table:style-name="ce74" table:formula="of:=[.J18]+[.M18]+[.P18]+[.S18]+[.V18]+[.Y18]+[.AB18]+[.AE18]+[.AH18]+[.AK18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63" office:value-type="string" calcext:value-type="string">
            <text:p>Mt. Everest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[.I19]+[.L19]+[.O19]+[.R19]+[.U19]+[.X19]+[.AA19]+[.AD19]+[.AG19]+[.AJ19]" office:value-type="float" office:value="6" calcext:value-type="float">
            <text:p>6</text:p>
          </table:table-cell>
          <table:table-cell table:style-name="ce74" table:formula="of:=[.J19]+[.M19]+[.P19]+[.S19]+[.V19]+[.Y19]+[.AB19]+[.AE19]+[.AH19]+[.AK1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2" calcext:value-type="float">
            <text:p>2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Roof of the World</text:p>
          </table:table-cell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63" office:value-type="string" calcext:value-type="string">
            <text:p>Rock of Gibralta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0]+[.L20]+[.O20]+[.R20]+[.U20]+[.X20]+[.AA20]+[.AD20]+[.AG20]+[.AJ20]" office:value-type="float" office:value="6" calcext:value-type="float">
            <text:p>6</text:p>
          </table:table-cell>
          <table:table-cell table:style-name="ce74" table:formula="of:=[.J20]+[.M20]+[.P20]+[.S20]+[.V20]+[.Y20]+[.AB20]+[.AE20]+[.AH20]+[.AK2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table:number-columns-repeated="2"/>
          <table:table-cell table:style-name="ce142" table:number-columns-repeated="3"/>
          <table:table-cell table:number-columns-repeated="2"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63" office:value-type="string" calcext:value-type="string">
            <text:p>Bioluminescence Bay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1]+[.L21]+[.O21]+[.R21]+[.U21]+[.X21]+[.AA21]+[.AD21]+[.AG21]+[.AJ21]" office:value-type="float" office:value="6" calcext:value-type="float">
            <text:p>6</text:p>
          </table:table-cell>
          <table:table-cell table:style-name="ce74" table:formula="of:=[.J21]+[.M21]+[.P21]+[.S21]+[.V21]+[.Y21]+[.AB21]+[.AE21]+[.AH21]+[.AK2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5" calcext:value-type="float">
            <text:p>-5</text:p>
          </table:table-cell>
          <table:table-cell table:style-name="ce57" table:number-columns-repeated="4"/>
          <table:table-cell table:style-name="ce116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string" calcext:value-type="string">
            <text:p>Barringer Crate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2]+[.L22]+[.O22]+[.R22]+[.U22]+[.X22]+[.AA22]+[.AD22]+[.AG22]+[.AJ22]" office:value-type="float" office:value="6" calcext:value-type="float">
            <text:p>6</text:p>
          </table:table-cell>
          <table:table-cell table:style-name="ce74" table:formula="of:=[.J22]+[.M22]+[.P22]+[.S22]+[.V22]+[.Y22]+[.AB22]+[.AE22]+[.AH22]+[.AK22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200"/>
          <table:table-cell table:style-name="ce57" table:number-columns-repeated="4"/>
          <table:table-cell table:style-name="ce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63" office:value-type="string" calcext:value-type="string">
            <text:p>Mt. Kilimanjar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3]+[.L23]+[.O23]+[.R23]+[.U23]+[.X23]+[.AA23]+[.AD23]+[.AG23]+[.AJ23]" office:value-type="float" office:value="6" calcext:value-type="float">
            <text:p>6</text:p>
          </table:table-cell>
          <table:table-cell table:style-name="ce74" table:formula="of:=[.J23]+[.M23]+[.P23]+[.S23]+[.V23]+[.Y23]+[.AB23]+[.AE23]+[.AH23]+[.AK23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 office:value-type="string" calcext:value-type="string">
            <text:p>+1 Ce to all Ivory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Uluru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Imp</text:p>
          </table:table-cell>
          <table:table-cell table:style-name="ce65" office:value-type="float" office:value="2" calcext:value-type="float">
            <text:p>2</text:p>
          </table:table-cell>
          <table:table-cell table:style-name="ce74" table:formula="of:=[.I24]+[.L24]+[.O24]+[.R24]+[.U24]+[.X24]+[.AA24]+[.AD24]+[.AG24]+[.AJ24]" office:value-type="float" office:value="6" calcext:value-type="float">
            <text:p>6</text:p>
          </table:table-cell>
          <table:table-cell table:style-name="ce74" table:formula="of:=[.J24]+[.M24]+[.P24]+[.S24]+[.V24]+[.Y24]+[.AB24]+[.AE24]+[.AH24]+[.AK24]" office:value-type="float" office:value="3" calcext:value-type="float">
            <text:p>3</text:p>
          </table:table-cell>
          <table:table-cell table:style-name="ce82" table:number-columns-repeated="3"/>
          <table:table-cell table:style-name="ce91" table:number-columns-repeated="3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table:number-columns-repeated="3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9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/>
          <table:table-cell table:style-name="ce176" table:number-columns-repeated="3"/>
          <table:table-cell table:style-name="ce176" office:value-type="string" calcext:value-type="string">
            <text:p>Old Tribes</text:p>
          </table:table-cell>
          <table:table-cell table:style-name="ce183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63" office:value-type="string" calcext:value-type="string">
            <text:p>Krakato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5]+[.L25]+[.O25]+[.R25]+[.U25]+[.X25]+[.AA25]+[.AD25]+[.AG25]+[.AJ25]" office:value-type="float" office:value="6" calcext:value-type="float">
            <text:p>6</text:p>
          </table:table-cell>
          <table:table-cell table:style-name="ce74" table:formula="of:=[.J25]+[.M25]+[.P25]+[.S25]+[.V25]+[.Y25]+[.AB25]+[.AE25]+[.AH25]+[.AK25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style-name="ce86" table:number-columns-repeated="3"/>
          <table:table-cell table:style-name="ce93" table:number-columns-repeated="3"/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7" table:number-columns-repeated="3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63" office:value-type="string" calcext:value-type="string">
            <text:p>Giant’s Causeway</text:p>
          </table:table-cell>
          <table:table-cell table:style-name="ce24" office:value-type="float" office:value="2" calcext:value-type="float">
            <text:p>2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6]+[.L26]+[.O26]+[.R26]+[.U26]+[.X26]+[.AA26]+[.AD26]+[.AG26]+[.AJ26]" office:value-type="float" office:value="3" calcext:value-type="float">
            <text:p>3</text:p>
          </table:table-cell>
          <table:table-cell table:style-name="ce74" table:formula="of:=[.J26]+[.M26]+[.P26]+[.S26]+[.V26]+[.Y26]+[.AB26]+[.AE26]+[.AH26]+[.AK26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Curiosity</text:p>
          </table:table-cell>
          <table:table-cell table:style-name="ce61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30" calcext:value-type="float">
            <text:p>30</text:p>
          </table:table-cell>
          <table:table-cell table:style-name="ce60" office:value-type="string" calcext:value-type="string">
            <text:p>Mauna Ke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3" calcext:value-type="float">
            <text:p>3</text:p>
          </table:table-cell>
          <table:table-cell table:style-name="ce74" table:formula="of:=[.I27]+[.L27]+[.O27]+[.R27]+[.U27]+[.X27]+[.AA27]+[.AD27]+[.AG27]+[.AJ27]" office:value-type="float" office:value="3" calcext:value-type="float">
            <text:p>3</text:p>
          </table:table-cell>
          <table:table-cell table:style-name="ce74" table:formula="of:=[.J27]+[.M27]+[.P27]+[.S27]+[.V27]+[.Y27]+[.AB27]+[.AE27]+[.AH27]+[.AK27]" office:value-type="float" office:value="1" calcext:value-type="float">
            <text:p>1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63" office:value-type="string" calcext:value-type="string">
            <text:p>Bermuda Triangle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10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8]+[.L28]+[.O28]+[.R28]+[.U28]+[.X28]+[.AA28]+[.AD28]+[.AG28]+[.AJ28]" office:value-type="float" office:value="4" calcext:value-type="float">
            <text:p>4</text:p>
          </table:table-cell>
          <table:table-cell table:style-name="ce74" table:formula="of:=[.J28]+[.M28]+[.P28]+[.S28]+[.V28]+[.Y28]+[.AB28]+[.AE28]+[.AH28]+[.AK28]" office:value-type="float" office:value="1" calcext:value-type="float">
            <text:p>1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25" calcext:value-type="float">
            <text:p>-25</text:p>
          </table:table-cell>
          <table:table-cell table:style-name="ce57" table:number-columns-repeated="2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63" office:value-type="string" calcext:value-type="string">
            <text:p>Mt. Fuj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9]+[.L29]+[.O29]+[.R29]+[.U29]+[.X29]+[.AA29]+[.AD29]+[.AG29]+[.AJ29]" office:value-type="float" office:value="6" calcext:value-type="float">
            <text:p>6</text:p>
          </table:table-cell>
          <table:table-cell table:style-name="ce74" table:formula="of:=[.J29]+[.M29]+[.P29]+[.S29]+[.V29]+[.Y29]+[.AB29]+[.AE29]+[.AH29]+[.AK2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number-columns-repeated="2" table:style-name="ce107" office:value-type="float" office:value="2" calcext:value-type="float">
            <text:p>2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5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63" office:value-type="string" calcext:value-type="string">
            <text:p>Mt. Kailas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0]+[.L30]+[.O30]+[.R30]+[.U30]+[.X30]+[.AA30]+[.AD30]+[.AG30]+[.AJ30]" office:value-type="float" office:value="6" calcext:value-type="float">
            <text:p>6</text:p>
          </table:table-cell>
          <table:table-cell table:style-name="ce74" table:formula="of:=[.J30]+[.M30]+[.P30]+[.S30]+[.V30]+[.Y30]+[.AB30]+[.AE30]+[.AH30]+[.AK3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table:number-columns-repeated="2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Mahaprasthanika Parva</text:p>
          </table:table-cell>
          <table:table-cell table:style-name="ce61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63" office:value-type="string" calcext:value-type="string">
            <text:p>Mt. Sina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1]+[.L31]+[.O31]+[.R31]+[.U31]+[.X31]+[.AA31]+[.AD31]+[.AG31]+[.AJ31]" office:value-type="float" office:value="6" calcext:value-type="float">
            <text:p>6</text:p>
          </table:table-cell>
          <table:table-cell table:style-name="ce74" table:formula="of:=[.J31]+[.M31]+[.P31]+[.S31]+[.V31]+[.Y31]+[.AB31]+[.AE31]+[.AH31]+[.AK3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4" office:value-type="string" calcext:value-type="string">
            <text:p>Mt. Paektu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32]+[.L32]+[.O32]+[.R32]+[.U32]+[.X32]+[.AA32]+[.AD32]+[.AG32]+[.AJ32]" office:value-type="float" office:value="6" calcext:value-type="float">
            <text:p>6</text:p>
          </table:table-cell>
          <table:table-cell table:style-name="ce74" table:formula="of:=[.J32]+[.M32]+[.P32]+[.S32]+[.V32]+[.Y32]+[.AB32]+[.AE32]+[.AH32]+[.AK32]" office:value-type="float" office:value="3" calcext:value-type="float">
            <text:p>3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table:number-columns-repeated="3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47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4"/>
          <table:table-cell table:style-name="ce199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3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CONTINENTS_TNY" table:style-name="ta1"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18" table:default-cell-style-name="ce234"/>
        <table:table-column table:style-name="co19" table:default-cell-style-name="ce234"/>
        <table:table-column table:style-name="co20" table:default-cell-style-name="ce234"/>
        <table:table-column table:style-name="co21" table:default-cell-style-name="ce234"/>
        <table:table-column table:style-name="co22" table:number-columns-repeated="6" table:default-cell-style-name="ce259"/>
        <table:table-column table:style-name="co23" table:default-cell-style-name="ce259"/>
        <table:table-column table:style-name="co24" table:number-columns-repeated="24" table:default-cell-style-name="ce259"/>
        <table:table-column table:style-name="co25" table:default-cell-style-name="ce234"/>
        <table:table-column table:style-name="co26" table:default-cell-style-name="ce234"/>
        <table:table-column table:style-name="co27" table:number-columns-repeated="36" table:default-cell-style-name="ce234"/>
        <table:table-row table:style-name="ro4">
          <table:table-cell table:style-name="ce360" office:value-type="string" calcext:value-type="string">
            <text:p>Nr</text:p>
          </table:table-cell>
          <table:table-cell table:style-name="ce361" office:value-type="string" calcext:value-type="string">
            <text:p>List</text:p>
          </table:table-cell>
          <table:table-cell table:style-name="ce360" office:value-type="string" calcext:value-type="string">
            <text:p>MW?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Type</text:p>
          </table:table-cell>
          <table:table-cell table:style-name="ce363" office:value-type="string" calcext:value-type="string">
            <text:p>Hz</text:p>
          </table:table-cell>
          <table:table-cell table:style-name="ce363" office:value-type="string" calcext:value-type="string">
            <text:p>Test 3</text:p>
          </table:table-cell>
          <table:table-cell table:style-name="ce360" office:value-type="string" calcext:value-type="string">
            <text:p>#1</text:p>
          </table:table-cell>
          <table:table-cell table:style-name="ce360" office:value-type="string" calcext:value-type="string">
            <text:p>#2</text:p>
          </table:table-cell>
          <table:table-cell table:style-name="ce360" office:value-type="string" calcext:value-type="string">
            <text:p>#3</text:p>
          </table:table-cell>
          <table:table-cell table:style-name="ce360" office:value-type="string" calcext:value-type="string">
            <text:p>#4</text:p>
          </table:table-cell>
          <table:table-cell table:style-name="ce360" office:value-type="string" calcext:value-type="string">
            <text:p>#5</text:p>
          </table:table-cell>
          <table:table-cell table:style-name="ce360" office:value-type="string" calcext:value-type="string">
            <text:p>#6</text:p>
          </table:table-cell>
          <table:table-cell table:style-name="ce360" office:value-type="string" calcext:value-type="string">
            <text:p>%</text:p>
          </table:table-cell>
          <table:table-cell table:style-name="ce360" table:number-columns-repeated="24"/>
          <table:table-cell table:style-name="ce433" office:value-type="string" calcext:value-type="string">
            <text:p>Avg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362" office:value-type="float" office:value="23" calcext:value-type="float">
            <text:p>23</text:p>
          </table:table-cell>
          <table:table-cell table:style-name="ce7" office:value-type="string" calcext:value-type="string">
            <text:p>MW</text:p>
          </table:table-cell>
          <table:table-cell table:style-name="ce364" office:value-type="string" calcext:value-type="string">
            <text:p>Mt. Everest</text:p>
          </table:table-cell>
          <table:table-cell table:style-name="ce380" office:value-type="string" calcext:value-type="string">
            <text:p>Mountain</text:p>
          </table:table-cell>
          <table:table-cell table:style-name="ce397" office:value-type="float" office:value="20" calcext:value-type="float">
            <text:p>20</text:p>
          </table:table-cell>
          <table:table-cell table:style-name="ce413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362" office:value-type="float" office:value="13" calcext:value-type="float">
            <text:p>13</text:p>
          </table:table-cell>
          <table:table-cell table:style-name="ce7"/>
          <table:table-cell table:style-name="ce364" office:value-type="string" calcext:value-type="string">
            <text:p>Mt. Kailash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362" office:value-type="float" office:value="12" calcext:value-type="float">
            <text:p>12</text:p>
          </table:table-cell>
          <table:table-cell table:style-name="ce7"/>
          <table:table-cell table:style-name="ce364" office:value-type="string" calcext:value-type="string">
            <text:p>Mt. Sinai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62" office:value-type="float" office:value="11" calcext:value-type="float">
            <text:p>11</text:p>
          </table:table-cell>
          <table:table-cell table:style-name="ce7"/>
          <table:table-cell table:style-name="ce364" office:value-type="string" calcext:value-type="string">
            <text:p>Sri Pada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362" office:value-type="float" office:value="9" calcext:value-type="float">
            <text:p>9</text:p>
          </table:table-cell>
          <table:table-cell table:style-name="ce7"/>
          <table:table-cell table:style-name="ce364" office:value-type="string" calcext:value-type="string">
            <text:p>Cerro de Potosi</text:p>
          </table:table-cell>
          <table:table-cell table:style-name="ce380" office:value-type="string" calcext:value-type="string">
            <text:p>Mountain with riches</text:p>
          </table:table-cell>
          <table:table-cell table:style-name="ce397" office:value-type="float" office:value="20" calcext:value-type="float">
            <text:p>20</text:p>
          </table:table-cell>
          <table:table-cell table:style-name="ce413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362" office:value-type="float" office:value="2" calcext:value-type="float">
            <text:p>2</text:p>
          </table:table-cell>
          <table:table-cell table:style-name="ce7"/>
          <table:table-cell table:style-name="ce365" office:value-type="string" calcext:value-type="string">
            <text:p>Mt. Fuji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362" office:value-type="float" office:value="16" calcext:value-type="float">
            <text:p>16</text:p>
          </table:table-cell>
          <table:table-cell table:style-name="ce7"/>
          <table:table-cell table:style-name="ce365" office:value-type="string" calcext:value-type="string">
            <text:p>Mt. Kilimanjaro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362" office:value-type="float" office:value="5" calcext:value-type="float">
            <text:p>5</text:p>
          </table:table-cell>
          <table:table-cell table:style-name="ce7"/>
          <table:table-cell table:style-name="ce365" office:value-type="string" calcext:value-type="string">
            <text:p>Krakatoa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362" office:value-type="float" office:value="30" calcext:value-type="float">
            <text:p>30</text:p>
          </table:table-cell>
          <table:table-cell table:style-name="ce7" office:value-type="string" calcext:value-type="string">
            <text:p>MW</text:p>
          </table:table-cell>
          <table:table-cell table:style-name="ce366" office:value-type="string" calcext:value-type="string">
            <text:p>Mt. Paektu</text:p>
          </table:table-cell>
          <table:table-cell table:style-name="ce382" office:value-type="string" calcext:value-type="string">
            <text:p>Volcano with lake</text:p>
          </table:table-cell>
          <table:table-cell table:style-name="ce399" office:value-type="float" office:value="20" calcext:value-type="float">
            <text:p>20</text:p>
          </table:table-cell>
          <table:table-cell table:style-name="ce415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362" office:value-type="float" office:value="29" calcext:value-type="float">
            <text:p>29</text:p>
          </table:table-cell>
          <table:table-cell table:style-name="ce7" office:value-type="string" calcext:value-type="string">
            <text:p>MW</text:p>
          </table:table-cell>
          <table:table-cell table:style-name="ce367" office:value-type="string" calcext:value-type="string">
            <text:p>Dallol</text:p>
          </table:table-cell>
          <table:table-cell table:style-name="ce383" office:value-type="string" calcext:value-type="string">
            <text:p>Volcanic lake</text:p>
          </table:table-cell>
          <table:table-cell table:style-name="ce400" office:value-type="float" office:value="20" calcext:value-type="float">
            <text:p>20</text:p>
          </table:table-cell>
          <table:table-cell table:style-name="ce416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362" office:value-type="float" office:value="21" calcext:value-type="float">
            <text:p>21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Giant’s Causeway</text:p>
          </table:table-cell>
          <table:table-cell table:style-name="ce384" office:value-type="string" calcext:value-type="string">
            <text:p>Formation (basalt – hill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362" office:value-type="float" office:value="31" calcext:value-type="float">
            <text:p>31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Eye of the Sahara</text:p>
          </table:table-cell>
          <table:table-cell table:style-name="ce384" office:value-type="string" calcext:value-type="string">
            <text:p>Formation (sand – flat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362" office:value-type="float" office:value="14" calcext:value-type="float">
            <text:p>14</text:p>
          </table:table-cell>
          <table:table-cell table:style-name="ce7"/>
          <table:table-cell table:style-name="ce369" office:value-type="string" calcext:value-type="string">
            <text:p>Uluru</text:p>
          </table:table-cell>
          <table:table-cell table:style-name="ce385" office:value-type="string" calcext:value-type="string">
            <text:p>Inselberg</text:p>
          </table:table-cell>
          <table:table-cell table:style-name="ce402" office:value-type="float" office:value="20" calcext:value-type="float">
            <text:p>20</text:p>
          </table:table-cell>
          <table:table-cell table:style-name="ce418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362" office:value-type="float" office:value="3" calcext:value-type="float">
            <text:p>3</text:p>
          </table:table-cell>
          <table:table-cell table:style-name="ce7"/>
          <table:table-cell table:style-name="ce369" office:value-type="string" calcext:value-type="string">
            <text:p>Grand Mesa</text:p>
          </table:table-cell>
          <table:table-cell table:style-name="ce385" office:value-type="string" calcext:value-type="string">
            <text:p>Mesa</text:p>
          </table:table-cell>
          <table:table-cell table:style-name="ce402" office:value-type="float" office:value="20" calcext:value-type="float">
            <text:p>20</text:p>
          </table:table-cell>
          <table:table-cell table:style-name="ce418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362" office:value-type="float" office:value="6" calcext:value-type="float">
            <text:p>6</text:p>
          </table:table-cell>
          <table:table-cell table:style-name="ce7"/>
          <table:table-cell table:style-name="ce369" office:value-type="string" calcext:value-type="string">
            <text:p>Rock of Gibraltar</text:p>
          </table:table-cell>
          <table:table-cell table:style-name="ce385" office:value-type="string" calcext:value-type="string">
            <text:p>Monolithic limestone</text:p>
          </table:table-cell>
          <table:table-cell table:style-name="ce402" office:value-type="float" office:value="20" calcext:value-type="float">
            <text:p>20</text:p>
          </table:table-cell>
          <table:table-cell table:style-name="ce418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362" office:value-type="float" office:value="1" calcext:value-type="float">
            <text:p>1</text:p>
          </table:table-cell>
          <table:table-cell table:style-name="ce7"/>
          <table:table-cell table:style-name="ce370" office:value-type="string" calcext:value-type="string">
            <text:p>Barringer Crater</text:p>
          </table:table-cell>
          <table:table-cell table:style-name="ce386" office:value-type="string" calcext:value-type="string">
            <text:p>Meteor crater</text:p>
          </table:table-cell>
          <table:table-cell table:style-name="ce403" office:value-type="float" office:value="20" calcext:value-type="float">
            <text:p>20</text:p>
          </table:table-cell>
          <table:table-cell table:style-name="ce419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362" office:value-type="float" office:value="18" calcext:value-type="float">
            <text:p>18</text:p>
          </table:table-cell>
          <table:table-cell table:style-name="ce7"/>
          <table:table-cell table:style-name="ce371" office:value-type="string" calcext:value-type="string">
            <text:p>Great Barrier Reef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362" office:value-type="float" office:value="28" calcext:value-type="float">
            <text:p>28</text:p>
          </table:table-cell>
          <table:table-cell table:style-name="ce7" office:value-type="string" calcext:value-type="string">
            <text:p>MW</text:p>
          </table:table-cell>
          <table:table-cell table:style-name="ce371" office:value-type="string" calcext:value-type="string">
            <text:p>Bioluminescent Bay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362" office:value-type="float" office:value="25" calcext:value-type="float">
            <text:p>25</text:p>
          </table:table-cell>
          <table:table-cell table:style-name="ce7" office:value-type="string" calcext:value-type="string">
            <text:p>MW</text:p>
          </table:table-cell>
          <table:table-cell table:style-name="ce372" office:value-type="string" calcext:value-type="string">
            <text:p>Bermuda Triangle</text:p>
          </table:table-cell>
          <table:table-cell table:style-name="ce388" office:value-type="string" calcext:value-type="string">
            <text:p>Water anomaly</text:p>
          </table:table-cell>
          <table:table-cell table:style-name="ce405" office:value-type="float" office:value="20" calcext:value-type="float">
            <text:p>20</text:p>
          </table:table-cell>
          <table:table-cell table:style-name="ce421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362" office:value-type="float" office:value="15" calcext:value-type="float">
            <text:p>15</text:p>
          </table:table-cell>
          <table:table-cell table:style-name="ce7"/>
          <table:table-cell table:style-name="ce373" office:value-type="string" calcext:value-type="string">
            <text:p>Lake Victoria</text:p>
          </table:table-cell>
          <table:table-cell table:style-name="ce389" office:value-type="string" calcext:value-type="string">
            <text:p>Lake</text:p>
          </table:table-cell>
          <table:table-cell table:style-name="ce406" office:value-type="float" office:value="20" calcext:value-type="float">
            <text:p>20</text:p>
          </table:table-cell>
          <table:table-cell table:style-name="ce422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table:style-name="ce362" office:value-type="float" office:value="24" calcext:value-type="float">
            <text:p>24</text:p>
          </table:table-cell>
          <table:table-cell table:style-name="ce7" office:value-type="string" calcext:value-type="string">
            <text:p>MW</text:p>
          </table:table-cell>
          <table:table-cell table:style-name="ce374" office:value-type="string" calcext:value-type="string">
            <text:p>Lake Retba</text:p>
          </table:table-cell>
          <table:table-cell table:style-name="ce390" office:value-type="string" calcext:value-type="string">
            <text:p>Pink salt lake</text:p>
          </table:table-cell>
          <table:table-cell table:style-name="ce407" office:value-type="float" office:value="20" calcext:value-type="float">
            <text:p>20</text:p>
          </table:table-cell>
          <table:table-cell table:style-name="ce423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362" office:value-type="float" office:value="7" calcext:value-type="float">
            <text:p>7</text:p>
          </table:table-cell>
          <table:table-cell table:style-name="ce7"/>
          <table:table-cell table:style-name="ce375" office:value-type="string" calcext:value-type="string">
            <text:p>Old Faithful</text:p>
          </table:table-cell>
          <table:table-cell table:style-name="ce391" office:value-type="string" calcext:value-type="string">
            <text:p>Geyser</text:p>
          </table:table-cell>
          <table:table-cell table:style-name="ce408" office:value-type="float" office:value="20" calcext:value-type="float">
            <text:p>20</text:p>
          </table:table-cell>
          <table:table-cell table:style-name="ce424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362" office:value-type="float" office:value="19" calcext:value-type="float">
            <text:p>19</text:p>
          </table:table-cell>
          <table:table-cell table:style-name="ce7" office:value-type="string" calcext:value-type="string">
            <text:p>MW</text:p>
          </table:table-cell>
          <table:table-cell table:style-name="ce362" office:value-type="string" calcext:value-type="string">
            <text:p>Salar de Uyuni</text:p>
          </table:table-cell>
          <table:table-cell table:style-name="ce392" office:value-type="string" calcext:value-type="string">
            <text:p>Salt flat</text:p>
          </table:table-cell>
          <table:table-cell table:style-name="ce409" office:value-type="float" office:value="20" calcext:value-type="float">
            <text:p>20</text:p>
          </table:table-cell>
          <table:table-cell table:style-name="ce425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362" office:value-type="float" office:value="17" calcext:value-type="float">
            <text:p>17</text:p>
          </table:table-cell>
          <table:table-cell table:style-name="ce7"/>
          <table:table-cell table:style-name="ce376" office:value-type="string" calcext:value-type="string">
            <text:p>King Solomon’s Mines</text:p>
          </table:table-cell>
          <table:table-cell table:style-name="ce393" office:value-type="string" calcext:value-type="string">
            <text:p>Fictional – mines with riches</text:p>
          </table:table-cell>
          <table:table-cell table:style-name="ce410" office:value-type="float" office:value="20" calcext:value-type="float">
            <text:p>20</text:p>
          </table:table-cell>
          <table:table-cell table:style-name="ce426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362" office:value-type="float" office:value="8" calcext:value-type="float">
            <text:p>8</text:p>
          </table:table-cell>
          <table:table-cell table:style-name="ce7"/>
          <table:table-cell table:style-name="ce377" office:value-type="string" calcext:value-type="string">
            <text:p>Fountain of Youth</text:p>
          </table:table-cell>
          <table:table-cell table:style-name="ce394" office:value-type="string" calcext:value-type="string">
            <text:p>Fictional – magic fountain</text:p>
          </table:table-cell>
          <table:table-cell table:style-name="ce411" office:value-type="float" office:value="20" calcext:value-type="float">
            <text:p>20</text:p>
          </table:table-cell>
          <table:table-cell table:style-name="ce427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362" office:value-type="float" office:value="10" calcext:value-type="float">
            <text:p>10</text:p>
          </table:table-cell>
          <table:table-cell table:style-name="ce7"/>
          <table:table-cell table:style-name="ce378" office:value-type="string" calcext:value-type="string">
            <text:p>El Dorado</text:p>
          </table:table-cell>
          <table:table-cell table:style-name="ce395" office:value-type="string" calcext:value-type="string">
            <text:p>Fictional – city of gold</text:p>
          </table:table-cell>
          <table:table-cell table:style-name="ce412" office:value-type="float" office:value="20" calcext:value-type="float">
            <text:p>20</text:p>
          </table:table-cell>
          <table:table-cell table:style-name="ce428"/>
          <table:table-cell table:style-name="ce430" table:number-columns-repeated="6"/>
          <table:table-cell table:style-name="ce432"/>
          <table:table-cell table:style-name="ce431" table:number-columns-repeated="24"/>
          <table:table-cell table:style-name="ce434"/>
          <table:table-cell table:style-name="ce435"/>
          <table:table-cell table:number-columns-repeated="36"/>
        </table:table-row>
        <table:table-row table:style-name="ro4">
          <table:table-cell table:number-columns-repeated="3"/>
          <table:table-cell table:style-name="ce379" office:value-type="string" calcext:value-type="string">
            <text:p>Map size</text:p>
          </table:table-cell>
          <table:table-cell table:style-name="ce396" table:number-columns-spanned="2" table:number-rows-spanned="1"/>
          <table:covered-table-cell table:style-name="ce396"/>
          <table:table-cell table:style-name="ce429" office:value-type="string" calcext:value-type="string">
            <text:p>Tiny</text:p>
          </table:table-cell>
          <table:table-cell table:style-name="ce431" table:number-columns-repeated="31"/>
          <table:table-cell table:style-name="ce434"/>
          <table:table-cell table:number-columns-repeated="37"/>
        </table:table-row>
        <table:table-row table:style-name="ro4" table:number-rows-repeated="1048547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Frequency_CONTINENTS_TNY.F2:Frequency_CONTINENTS_TNY.F27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TNY.G2:Frequency_CONTINENTS_TNY.G27">
            <calcext:condition calcext:apply-style-name="XXX" calcext:value="not-contains-text(&quot;.&quot;)" calcext:base-cell-address="Frequency_CONTINENTS_TNY.G2"/>
            <calcext:condition calcext:apply-style-name="..." calcext:value="not-contains-text(&quot;X&quot;)" calcext:base-cell-address="Frequency_CONTINENTS_TNY.G2"/>
            <calcext:condition calcext:apply-style-name="X.X" calcext:value="contains-text(&quot;X&quot;)" calcext:base-cell-address="Frequency_CONTINENTS_TNY.G2"/>
          </calcext:conditional-format>
          <calcext:conditional-format calcext:target-range-address="Frequency_CONTINENTS_TNY.H2:Frequency_CONTINENTS_TNY.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N2:Frequency_CONTINENTS_TNY.N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2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5" table:order="descending" table:data-type="automatic"/>
            <table:sort-by table:field-number="36" table:order="descending" table:data-type="automatic"/>
          </table:sort>
        </table:database-range>
        <table:database-range table:name="__Anonymous_Sheet_DB__1" table:target-range-address="Frequency_CONTINENTS_TNY.A2:Frequency_CONTINENTS_TNY.AM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12:24:46.8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03T12:27:26.597000000</dc:date>
    <meta:editing-duration>P2DT5H42M53S</meta:editing-duration>
    <meta:editing-cycles>331</meta:editing-cycles>
    <meta:document-statistic meta:table-count="2" meta:cell-count="630" meta:object-count="0"/>
  </office:meta>
</office:document-meta>
</file>